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2ff3" officeooo:paragraph-rsid="000c2ff3"/>
    </style:style>
    <style:style style:name="P2" style:family="paragraph" style:parent-style-name="Preformatted_20_Text">
      <style:text-properties fo:font-weight="bold" officeooo:rsid="000c2ff3" officeooo:paragraph-rsid="000c2f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REATE DATABASE Music DEFAULT CHARACTER SET utf8;</text:p>
      <text:p text:style-name="Preformatted_20_Text"/>
      <text:p text:style-name="Preformatted_20_Text">USE Music; <text:s/>(Command line only)</text:p>
      <text:p text:style-name="Preformatted_20_Text"/>
      <text:p text:style-name="Preformatted_20_Text">CREATE TABLE Artist (</text:p>
      <text:p text:style-name="Preformatted_20_Text"><text:s text:c="2"/>artist_id INTEGER NOT NULL AUTO_INCREMENT,</text:p>
      <text:p text:style-name="Preformatted_20_Text"><text:s text:c="2"/>name VARCHAR(255),</text:p>
      <text:p text:style-name="Preformatted_20_Text"><text:s text:c="2"/>PRIMARY KEY(artist_id)</text:p>
      <text:p text:style-name="Preformatted_20_Text">) ENGINE = InnoDB;</text:p>
      <text:p text:style-name="Preformatted_20_Text"/>
      <text:p text:style-name="Preformatted_20_Text">CREATE TABLE Album (</text:p>
      <text:p text:style-name="Preformatted_20_Text"><text:s text:c="2"/>album_id INTEGER NOT NULL AUTO_INCREMENT,</text:p>
      <text:p text:style-name="Preformatted_20_Text"><text:s text:c="2"/>title VARCHAR(255),</text:p>
      <text:p text:style-name="Preformatted_20_Text"><text:s text:c="2"/>artist_id INTEGER,</text:p>
      <text:p text:style-name="Preformatted_20_Text"/>
      <text:p text:style-name="Preformatted_20_Text"><text:s text:c="2"/>PRIMARY KEY(album_id),</text:p>
      <text:p text:style-name="Preformatted_20_Text"><text:s text:c="2"/>INDEX USING BTREE (title),</text:p>
      <text:p text:style-name="Preformatted_20_Text"/>
      <text:p text:style-name="Preformatted_20_Text"><text:s text:c="2"/>CONSTRAINT FOREIGN KEY (artist_id)</text:p>
      <text:p text:style-name="Preformatted_20_Text"><text:s text:c="4"/>REFERENCES Artist (artist_id)</text:p>
      <text:p text:style-name="Preformatted_20_Text"><text:s text:c="4"/>ON DELETE CASCADE ON UPDATE CASCADE</text:p>
      <text:p text:style-name="Preformatted_20_Text">) ENGINE = InnoDB;</text:p>
      <text:p text:style-name="Preformatted_20_Text"/>
      <text:p text:style-name="Preformatted_20_Text">CREATE TABLE Genre (</text:p>
      <text:p text:style-name="Preformatted_20_Text"><text:s text:c="2"/>genre_id INTEGER NOT NULL AUTO_INCREMENT,</text:p>
      <text:p text:style-name="Preformatted_20_Text"><text:s text:c="2"/>name VARCHAR(255),</text:p>
      <text:p text:style-name="Preformatted_20_Text"><text:s text:c="2"/>PRIMARY KEY(genre_id)</text:p>
      <text:p text:style-name="Preformatted_20_Text">) ENGINE = InnoDB;</text:p>
      <text:p text:style-name="Preformatted_20_Text"/>
      <text:p text:style-name="Preformatted_20_Text">CREATE TABLE Track (</text:p>
      <text:p text:style-name="Preformatted_20_Text"><text:s text:c="2"/>track_id INTEGER NOT NULL AUTO_INCREMENT,</text:p>
      <text:p text:style-name="Preformatted_20_Text"><text:s text:c="2"/>title VARCHAR(255),</text:p>
      <text:p text:style-name="Preformatted_20_Text"><text:s text:c="2"/>len INTEGER,</text:p>
      <text:p text:style-name="Preformatted_20_Text"><text:s text:c="2"/>rating INTEGER,</text:p>
      <text:p text:style-name="Preformatted_20_Text"><text:s text:c="2"/>count INTEGER,</text:p>
      <text:p text:style-name="Preformatted_20_Text"><text:s text:c="2"/>album_id INTEGER,</text:p>
      <text:p text:style-name="Preformatted_20_Text"><text:s text:c="2"/>genre_id INTEGER,</text:p>
      <text:p text:style-name="Preformatted_20_Text"/>
      <text:p text:style-name="Preformatted_20_Text"><text:s text:c="2"/>PRIMARY KEY(track_id),</text:p>
      <text:p text:style-name="Preformatted_20_Text"><text:s text:c="2"/>INDEX USING BTREE (title),</text:p>
      <text:p text:style-name="Preformatted_20_Text"/>
      <text:p text:style-name="Preformatted_20_Text"><text:s text:c="2"/>CONSTRAINT FOREIGN KEY (album_id) REFERENCES Album (album_id)</text:p>
      <text:p text:style-name="Preformatted_20_Text"><text:s text:c="4"/>ON DELETE CASCADE ON UPDATE CASCADE,</text:p>
      <text:p text:style-name="Preformatted_20_Text"><text:s text:c="2"/>CONSTRAINT FOREIGN KEY (genre_id) REFERENCES Genre (genre_id)</text:p>
      <text:p text:style-name="Preformatted_20_Text"><text:s text:c="4"/>ON DELETE CASCADE ON UPDATE CASCADE</text:p>
      <text:p text:style-name="Preformatted_20_Text">) ENGINE = InnoDB;</text:p>
      <text:p text:style-name="Preformatted_20_Text"/>
      <text:p text:style-name="Preformatted_20_Text"/>
      <text:p text:style-name="P1">SHOW TABLES;</text:p>
      <text:p text:style-name="P1">DESCRIBE Genre;</text:p>
      <text:p text:style-name="P2"/>
      <text:p text:style-name="Preformatted_20_Text">---------------------------------------------------------------------------</text:p>
      <text:p text:style-name="Preformatted_20_Text"/>
      <text:p text:style-name="Preformatted_20_Text">INSERT INTO Artist (name) VALUES ('Led Zepplin');</text:p>
      <text:p text:style-name="Preformatted_20_Text">INSERT INTO Artist (name) VALUES ('AC/DC');</text:p>
      <text:p text:style-name="Preformatted_20_Text"/>
      <text:p text:style-name="Preformatted_20_Text">INSERT INTO Genre (name) VALUES ('Rock');</text:p>
      <text:p text:style-name="Preformatted_20_Text">INSERT INTO Genre (name) VALUES ('Metal');</text:p>
      <text:p text:style-name="Preformatted_20_Text"/>
      <text:p text:style-name="Preformatted_20_Text">INSERT INTO Album (title, artist_id) VALUES ('Who Made Who', 2);</text:p>
      <text:p text:style-name="Preformatted_20_Text">INSERT INTO Album (title, artist_id) VALUES ('IV', 1);</text:p>
      <text:p text:style-name="Preformatted_20_Text"/>
      <text:p text:style-name="Preformatted_20_Text">INSERT INTO Track (title, rating, len, count, album_id, genre_id)</text:p>
      <text:p text:style-name="Preformatted_20_Text"><text:s text:c="4"/>VALUES ('Black Dog', 5, 297, 0, 2, 1);</text:p>
      <text:p text:style-name="Preformatted_20_Text"><text:soft-page-break/>INSERT INTO Track (title, rating, len, count, album_id, genre_id)</text:p>
      <text:p text:style-name="Preformatted_20_Text"><text:s text:c="4"/>VALUES ('Stairway', 5, 482, 0, 2, 1);</text:p>
      <text:p text:style-name="Preformatted_20_Text">INSERT INTO Track (title, rating, len, count, album_id, genre_id)</text:p>
      <text:p text:style-name="Preformatted_20_Text"><text:s text:c="4"/>VALUES ('About to Rock', 5, 313, 0, 1, 2);</text:p>
      <text:p text:style-name="Preformatted_20_Text">INSERT INTO Track (title, rating, len, count, album_id, genre_id)</text:p>
      <text:p text:style-name="Preformatted_20_Text"><text:s text:c="4"/>VALUES ('Who Made Who', 5, 207, 0, 1, 2);</text:p>
      <text:p text:style-name="Preformatted_20_Text"/>
      <text:p text:style-name="Preformatted_20_Text">SELECT Album.title, Artist.name FROM Album JOIN Artist ON</text:p>
      <text:p text:style-name="Preformatted_20_Text"><text:s text:c="4"/>Album.artist_id = Artist.artist_id</text:p>
      <text:p text:style-name="Preformatted_20_Text"/>
      <text:p text:style-name="Preformatted_20_Text">SELECT Album.title, Album.artist_id, Artist.artist_id, Artist.name </text:p>
      <text:p text:style-name="Preformatted_20_Text"><text:s text:c="4"/>FROM Album JOIN Artist ON Album.artist_id = Artist.artist_id</text:p>
      <text:p text:style-name="Preformatted_20_Text"/>
      <text:p text:style-name="Preformatted_20_Text">SELECT Track.title, Track.genre_id, Genre.genre_id, Genre.name </text:p>
      <text:p text:style-name="Preformatted_20_Text"><text:s text:c="4"/>FROM Track JOIN Genre</text:p>
      <text:p text:style-name="Preformatted_20_Text"/>
      <text:p text:style-name="Preformatted_20_Text">SELECT Track.title, Genre.name FROM Track JOIN Genre ON </text:p>
      <text:p text:style-name="Preformatted_20_Text"><text:s text:c="4"/>Track.genre_id = Genre.genre_id;</text:p>
      <text:p text:style-name="Preformatted_20_Text"/>
      <text:p text:style-name="Preformatted_20_Text">SELECT Track.title, Artist.name, Album.title, Genre.name </text:p>
      <text:p text:style-name="Preformatted_20_Text"><text:s text:c="4"/>FROM Track JOIN Genre JOIN Album JOIN Artist </text:p>
      <text:p text:style-name="Preformatted_20_Text"><text:s text:c="4"/>ON Track.genre_id = Genre.genre_id AND Track.album_id = </text:p>
      <text:p text:style-name="Preformatted_20_Text"><text:s text:c="4"/>Album.album_id AND Album.artist_id = Artist.artist_id</text:p>
      <text:p text:style-name="Preformatted_20_Text"/>
      <text:p text:style-name="Preformatted_20_Text">DELETE FROM Genre WHERE name = 'Metal'</text:p>
      <text:p text:style-name="Preformatted_20_Text"/>
      <text:p text:style-name="Preformatted_20_Text">DROP TABLE Track; DROP TABLE Album; DROP TABLE Genre; DROP TABLE Artist;</text:p>
      <text:p text:style-name="Preformatted_20_Text"/>
      <text:p text:style-name="Preformatted_20_Text">Fresh Database...</text:p>
      <text:p text:style-name="Preformatted_20_Text"/>
      <text:p text:style-name="Preformatted_20_Text">CREATE DATABASE Learning DEFAULT CHARACTER SET utf8 ;</text:p>
      <text:p text:style-name="Preformatted_20_Text"/>
      <text:p text:style-name="Preformatted_20_Text">USE Learning; <text:s text:c="2"/>(Command line only)</text:p>
      <text:p text:style-name="Preformatted_20_Text"/>
      <text:p text:style-name="Preformatted_20_Text">CREATE TABLE Account (</text:p>
      <text:p text:style-name="Preformatted_20_Text"><text:s text:c="4"/>account_id <text:s/>INTEGER NOT NULL AUTO_INCREMENT,</text:p>
      <text:p text:style-name="Preformatted_20_Text"><text:s text:c="4"/>email <text:s text:c="6"/>VARCHAR(128) UNIQUE,</text:p>
      <text:p text:style-name="Preformatted_20_Text"><text:s text:c="4"/>name <text:s text:c="7"/>VARCHAR(128),</text:p>
      <text:p text:style-name="Preformatted_20_Text"><text:s text:c="4"/>PRIMARY KEY(account_id)</text:p>
      <text:p text:style-name="Preformatted_20_Text">) ENGINE=InnoDB CHARACTER SET=utf8;</text:p>
      <text:p text:style-name="Preformatted_20_Text"/>
      <text:p text:style-name="Preformatted_20_Text">CREATE TABLE Course (</text:p>
      <text:p text:style-name="Preformatted_20_Text"><text:s text:c="4"/>course_id <text:s text:c="4"/>INTEGER NOT NULL AUTO_INCREMENT,</text:p>
      <text:p text:style-name="Preformatted_20_Text"><text:s text:c="4"/>title <text:s text:c="8"/>VARCHAR(128) UNIQUE,</text:p>
      <text:p text:style-name="Preformatted_20_Text"><text:s text:c="4"/>PRIMARY KEY(course_id)</text:p>
      <text:p text:style-name="Preformatted_20_Text">) ENGINE=InnoDB CHARACTER SET=utf8;</text:p>
      <text:p text:style-name="Preformatted_20_Text"/>
      <text:p text:style-name="Preformatted_20_Text">CREATE TABLE Member (</text:p>
      <text:p text:style-name="Preformatted_20_Text"><text:s text:c="4"/>account_id <text:s text:c="3"/>INTEGER,</text:p>
      <text:p text:style-name="Preformatted_20_Text"><text:s text:c="4"/>course_id <text:s text:c="4"/>INTEGER,</text:p>
      <text:p text:style-name="Preformatted_20_Text"><text:s text:c="4"/>role <text:s text:c="9"/>INTEGER,</text:p>
      <text:p text:style-name="Preformatted_20_Text"/>
      <text:p text:style-name="Preformatted_20_Text"><text:s text:c="4"/>CONSTRAINT FOREIGN KEY (account_id) REFERENCES Account (account_id)</text:p>
      <text:p text:style-name="Preformatted_20_Text"><text:s text:c="6"/>ON DELETE CASCADE ON UPDATE CASCADE,</text:p>
      <text:p text:style-name="Preformatted_20_Text"><text:s text:c="4"/>CONSTRAINT FOREIGN KEY (course_id) REFERENCES Course (course_id)</text:p>
      <text:p text:style-name="Preformatted_20_Text"><text:s text:c="7"/>ON DELETE CASCADE ON UPDATE CASCADE,</text:p>
      <text:p text:style-name="Preformatted_20_Text"/>
      <text:p text:style-name="Preformatted_20_Text"><text:s text:c="4"/>PRIMARY KEY (account_id, course_id)</text:p>
      <text:p text:style-name="Preformatted_20_Text">) ENGINE=InnoDB CHARACTER SET=utf8;</text:p>
      <text:p text:style-name="Preformatted_20_Text"/>
      <text:p text:style-name="Preformatted_20_Text">INSERT INTO Account (name, email) VALUES ('Jane', 'jane@tsugi.org');</text:p>
      <text:p text:style-name="Preformatted_20_Text">INSERT INTO Account (name, email) VALUES ('Ed', 'ed@tsugi.org');</text:p>
      <text:p text:style-name="Preformatted_20_Text">INSERT INTO Account (name, email) VALUES ('Sue', 'sue@tsugi.org');</text:p>
      <text:p text:style-name="Preformatted_20_Text"/>
      <text:p text:style-name="Preformatted_20_Text"><text:soft-page-break/>INSERT INTO Course (title) VALUES ('Python');</text:p>
      <text:p text:style-name="Preformatted_20_Text">INSERT INTO Course (title) VALUES ('SQL');</text:p>
      <text:p text:style-name="Preformatted_20_Text">INSERT INTO Course (title) VALUES ('PHP');</text:p>
      <text:p text:style-name="Preformatted_20_Text"/>
      <text:p text:style-name="Preformatted_20_Text">INSERT INTO Member (account_id, course_id, role) VALUES (1, 1, 1);</text:p>
      <text:p text:style-name="Preformatted_20_Text">INSERT INTO Member (account_id, course_id, role) VALUES (2, 1, 0);</text:p>
      <text:p text:style-name="Preformatted_20_Text">INSERT INTO Member (account_id, course_id, role) VALUES (3, 1, 0);</text:p>
      <text:p text:style-name="Preformatted_20_Text"/>
      <text:p text:style-name="Preformatted_20_Text">INSERT INTO Member (account_id, course_id, role) VALUES (1, 2, 0);</text:p>
      <text:p text:style-name="Preformatted_20_Text">INSERT INTO Member (account_id, course_id, role) VALUES (2, 2, 1);</text:p>
      <text:p text:style-name="Preformatted_20_Text"/>
      <text:p text:style-name="Preformatted_20_Text">INSERT INTO Member (account_id, course_id, role) VALUES (2, 3, 1);</text:p>
      <text:p text:style-name="Preformatted_20_Text">INSERT INTO Member (account_id, course_id, role) VALUES (3, 3, 0);</text:p>
      <text:p text:style-name="Preformatted_20_Text"/>
      <text:p text:style-name="Preformatted_20_Text">SELECT Account.name, Member.role, Course.title</text:p>
      <text:p text:style-name="Preformatted_20_Text"><text:s text:c="2"/>FROM Account JOIN Member JOIN Course</text:p>
      <text:p text:style-name="Preformatted_20_Text"><text:s text:c="2"/>ON Member.account_id = Account.account_id</text:p>
      <text:p text:style-name="Preformatted_20_Text"><text:s text:c="4"/>AND Member.course_id = Course.course_id</text:p>
      <text:p text:style-name="Preformatted_20_Text"><text:s text:c="2"/>ORDER BY Course.title, Member.role DESC, Account.name</text:p>
      <text:p text:style-name="Preformatted_20_Text"/>
      <text:p text:style-name="Preformatted_20_Text"/>
      <text:p text:style-name="Standard">SELECT Track.title, Album.title, Artist.name, Genre.name FROM Track JOIN Genre JOIN Album JOIN Artist ON Track.genre_id = Genre.genre_id AND Track.album_id = Album.album_id AND Artist.artist_id = Album.artist_id ORDER BY Album.title;</text:p>
      <text:p text:style-name="Standard"/>
      <text:p text:style-name="Standard"/>
      <text:p text:style-name="Standard">SELECT DISTINCT Artist.name, Genre.name FROM Track JOIN Genre JOIN Album JOIN Artist ON Track.genre_id = Genre.genre_id AND Track.album_id = Album.album_id AND Artist.artist_id = Album.artist_id WHERE Artist.name = 'Sam Cooke';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2T09:12:04.073654006</meta:creation-date>
    <meta:editing-duration>P5DT4H30M37S</meta:editing-duration>
    <meta:editing-cycles>3</meta:editing-cycles>
    <meta:generator>LibreOffice/6.3.4.2$Linux_X86_64 LibreOffice_project/30$Build-2</meta:generator>
    <dc:date>2021-01-04T16:55:26.336565815</dc:date>
    <meta:document-statistic meta:table-count="0" meta:image-count="0" meta:object-count="0" meta:page-count="3" meta:paragraph-count="112" meta:word-count="634" meta:character-count="4968" meta:non-whitespace-character-count="4214"/>
  </office:meta>
</office:document-meta>
</file>